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5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6" style:family="paragraph" style:parent-style-name="Standard">
      <style:text-properties fo:language="da" fo:country="DK" officeooo:rsid="00178aab" officeooo:paragraph-rsid="00178aab"/>
    </style:style>
    <style:style style:name="P7" style:family="paragraph" style:parent-style-name="Standard">
      <style:text-properties fo:language="da" fo:country="DK" officeooo:rsid="00187b6d" officeooo:paragraph-rsid="00187b6d"/>
    </style:style>
    <style:style style:name="P8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9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246684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a7466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2cbe" officeooo:paragraph-rsid="0028c0c6" style:font-weight-asian="normal" style:font-weight-complex="normal"/>
    </style:style>
    <style:style style:name="P15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6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18" style:family="paragraph" style:parent-style-name="Standard">
      <style:text-properties fo:language="da" fo:country="DK" fo:font-weight="normal" officeooo:rsid="001b6b4f" officeooo:paragraph-rsid="001a7466" style:font-weight-asian="normal" style:font-weight-complex="normal"/>
    </style:style>
    <style:style style:name="P19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20" style:family="paragraph" style:parent-style-name="Standard">
      <style:text-properties fo:language="da" fo:country="DK" fo:font-weight="normal" officeooo:rsid="001c2cbe" officeooo:paragraph-rsid="0042f919" style:font-weight-asian="normal" style:font-weight-complex="normal"/>
    </style:style>
    <style:style style:name="P21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22" style:family="paragraph" style:parent-style-name="Standard">
      <style:text-properties fo:language="da" fo:country="DK" fo:font-weight="normal" officeooo:rsid="0042f919" officeooo:paragraph-rsid="0042f919" style:font-weight-asian="normal" style:font-weight-complex="normal"/>
    </style:style>
    <style:style style:name="P23" style:family="paragraph" style:parent-style-name="Standard">
      <style:text-properties fo:language="da" fo:country="DK" fo:font-style="italic" style:text-underline-style="none" fo:font-weight="normal" officeooo:rsid="00287802" officeooo:paragraph-rsid="001a7466" style:font-style-asian="italic" style:font-weight-asian="normal" style:font-style-complex="italic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officeooo:rsid="00187b6d" style:font-weight-asian="normal" style:font-weight-complex="normal"/>
    </style:style>
    <style:style style:name="T3" style:family="text">
      <style:text-properties officeooo:rsid="001c43f8"/>
    </style:style>
    <style:style style:name="T4" style:family="text">
      <style:text-properties officeooo:rsid="00205cc1"/>
    </style:style>
    <style:style style:name="T5" style:family="text">
      <style:text-properties officeooo:rsid="0020e046"/>
    </style:style>
    <style:style style:name="T6" style:family="text">
      <style:text-properties officeooo:rsid="0022124f"/>
    </style:style>
    <style:style style:name="T7" style:family="text">
      <style:text-properties officeooo:rsid="0022a548"/>
    </style:style>
    <style:style style:name="T8" style:family="text">
      <style:text-properties officeooo:rsid="0022f02c"/>
    </style:style>
    <style:style style:name="T9" style:family="text">
      <style:text-properties officeooo:rsid="00246684"/>
    </style:style>
    <style:style style:name="T10" style:family="text">
      <style:text-properties fo:font-style="normal" officeooo:rsid="00246684" style:font-style-asian="normal" style:font-style-complex="normal"/>
    </style:style>
    <style:style style:name="T11" style:family="text">
      <style:text-properties fo:font-style="normal" officeooo:rsid="0031f793" style:font-style-asian="normal" style:font-style-complex="normal"/>
    </style:style>
    <style:style style:name="T12" style:family="text">
      <style:text-properties fo:font-style="normal" officeooo:rsid="003300b5" style:font-style-asian="normal" style:font-style-complex="normal"/>
    </style:style>
    <style:style style:name="T13" style:family="text">
      <style:text-properties fo:font-style="normal" officeooo:rsid="00427792" style:font-style-asian="normal" style:font-style-complex="normal"/>
    </style:style>
    <style:style style:name="T14" style:family="text">
      <style:text-properties officeooo:rsid="003bdc92"/>
    </style:style>
    <style:style style:name="T15" style:family="text">
      <style:text-properties officeooo:rsid="003cb9c3"/>
    </style:style>
    <style:style style:name="T16" style:family="text">
      <style:text-properties officeooo:rsid="004152f4"/>
    </style:style>
    <style:style style:name="T17" style:family="text">
      <style:text-properties officeooo:rsid="00427792"/>
    </style:style>
    <style:style style:name="T18" style:family="text">
      <style:text-properties officeooo:rsid="0042f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se case <text:span text:style-name="T17">1</text:span>: Vis liste af <text:span text:style-name="T17">busruter</text:span></text:p>
      <text:p text:style-name="P1"/>
      <text:p text:style-name="P2">Mål: </text:p>
      <text:p text:style-name="P1">Målet med denne Use Case er at få <text:span text:style-name="T17">vist</text:span> en liste <text:span text:style-name="T17">af</text:span> alle <text:span text:style-name="T17">persisterede busruter.</text:span></text:p>
      <text:p text:style-name="P1"/>
      <text:p text:style-name="P2">Initiering:</text:p>
      <text:p text:style-name="P6">Brugeren tilkendegiver over for systemet, at han <text:span text:style-name="T1">ønsker</text:span> at <text:span text:style-name="T5">få vist</text:span> en liste <text:span text:style-name="T17">af</text:span> alle <text:span text:style-name="T17">persisterede</text:span> <text:span text:style-name="T3">busruter.</text:span></text:p>
      <text:p text:style-name="P6"/>
      <text:p text:style-name="P3">Aktører og interessenter:</text:p>
      <text:p text:style-name="P3"/>
      <text:p text:style-name="P3">Primære aktører:</text:p>
      <text:p text:style-name="P3"/>
      <text:p text:style-name="P5"><text:span text:style-name="T1"><text:tab/></text:span><text:span text:style-name="T2">-Bruger.</text:span></text:p>
      <text:p text:style-name="P8"/>
      <text:p text:style-name="P8"/>
      <text:p text:style-name="P3">Antal samtidige forekomster:</text:p>
      <text:p text:style-name="P3"/>
      <text:p text:style-name="P9">En samtidig forekomst.</text:p>
      <text:p text:style-name="P9"/>
      <text:p text:style-name="P4">Ikke funktionelle krav:</text:p>
      <text:p text:style-name="P23"/>
      <text:p text:style-name="P4"/>
      <text:p text:style-name="P16"><text:span text:style-name="T6">Mere k</text:span>ommer senere</text:p>
      <text:p text:style-name="P18"/>
      <text:p text:style-name="P9"/>
      <text:p text:style-name="P4">Startbetingelser:</text:p>
      <text:p text:style-name="P4"/>
      <text:p text:style-name="P9"><text:span text:style-name="T3">Programmet er startet op, og </text:span>brugeren står ved startskærmen.</text:p>
      <text:p text:style-name="P4"/>
      <text:p text:style-name="P4">Slutresultat ved <text:span text:style-name="T7">succes</text:span>:</text:p>
      <text:p text:style-name="P4"/>
      <text:p text:style-name="P10"><text:span text:style-name="T17">B</text:span>rugeren får vist en liste over <text:span text:style-name="T17">alle persisterde busruter.</text:span></text:p>
      <text:p text:style-name="P4"/>
      <text:p text:style-name="P4">slutresultat ved undtagelser:</text:p>
      <text:p text:style-name="P4"/>
      <text:p text:style-name="P11">Brugeren <text:span text:style-name="T17">bliver præsenteret for</text:span> en <text:span text:style-name="T8">fejlmeddelelse</text:span>, der informerer om, at det ikke var muligt at <text:span text:style-name="T17">tilgå persisteret data. Desuden får brugeren en kort beskrivelse af, hvad der gik galt.</text:span></text:p>
      <text:p text:style-name="P11"><text:span text:style-name="T13">Hvis systemet går i dvale,</text:span><text:span text:style-name="T10"> vil listen blive </text:span><text:span text:style-name="T11">indlæst</text:span><text:span text:style-name="T10"> færdig i baggrunden.</text:span><text:span text:style-name="T9"> </text:span></text:p>
      <text:p text:style-name="P4"/>
      <text:p text:style-name="P4">Normalforløb:</text:p>
      <text:p text:style-name="P9"/>
      <text:p text:style-name="P9"><text:span text:style-name="T4">1</text:span>. <text:span text:style-name="T12">Brugeren tilkendegiver over for systemet, </text:span><text:span text:style-name="T13">at han ønsker at blive vist listen af busruter.</text:span></text:p>
      <text:p text:style-name="P10"><text:span text:style-name="T4">2</text:span>. Systemet <text:span text:style-name="T17">tilgår persisteret data, og henter listen af busruter.</text:span></text:p>
      <text:p text:style-name="P9"><text:span text:style-name="T4">3</text:span>. Systemet <text:span text:style-name="T17">præsenterer brugeren overfor</text:span> listen af <text:span text:style-name="T3">busruter.</text:span></text:p>
      <text:p text:style-name="P9"><text:span text:style-name="T3"/></text:p>
      <text:p text:style-name="P4"/>
      <text:p text:style-name="P4"/>
      <text:p text:style-name="P4"/>
      <text:p text:style-name="P4"/>
      <text:p text:style-name="P4"><text:soft-page-break/>Undtagelser:</text:p>
      <text:p text:style-name="P4"/>
      <text:p text:style-name="P13">Undtagelse <text:span text:style-name="T17">1</text:span>: <text:span text:style-name="T17">Persisteret data kan ikke tilgås.</text:span></text:p>
      <text:p text:style-name="P13"/>
      <text:p text:style-name="P13">(a) Systemet viser en fejlmeddelelse til brugeren, <text:span text:style-name="T17">der beskriver,</text:span> at de<text:span text:style-name="T17">t</text:span> ikke <text:span text:style-name="T14">er muligt at indlæse listen af busruter.</text:span></text:p>
      <text:p text:style-name="P13">(<text:span text:style-name="T15">b</text:span>) Systemet <text:span text:style-name="T17">returnerer</text:span> til startskærmen.</text:p>
      <text:p text:style-name="P9"/>
      <text:p text:style-name="P20">Undtagelse <text:span text:style-name="T17">2</text:span>: <text:span text:style-name="T18">B</text:span>rugeren <text:span text:style-name="T18">annullerer indlæsningen.</text:span></text:p>
      <text:p text:style-name="P12"/>
      <text:p text:style-name="P14">(a) Systemet annullere<text:span text:style-name="T18">r</text:span> <text:span text:style-name="T16">indlæsningen</text:span> <text:span text:style-name="T18">af data.</text:span></text:p>
      <text:p text:style-name="P12">(b) <text:span text:style-name="T18">S</text:span>ystemet <text:span text:style-name="T18">returnerer</text:span> til startskærmen.</text:p>
      <text:p text:style-name="P12"/>
      <text:p text:style-name="P20">Undtagelse <text:span text:style-name="T17">3</text:span>: <text:span text:style-name="T18">Systemet går i dvale, under indlæsningen.</text:span></text:p>
      <text:p text:style-name="P12"/>
      <text:p text:style-name="P12">(a) <text:span text:style-name="T3">Systemet indlæser listen af busruter færdig i baggrunden.</text:span></text:p>
      <text:p text:style-name="P22"><text:span text:style-name="T3">(</text:span>b) Hvis brugeren tilgår systemet igen og listen er hentet færdig, vil brugeren blive præsenteret for listen. Hvis listen endnu ikke er blevet indlæst, vil dette ske i forgrunden.</text:p>
      <text:p text:style-name="P22"/>
      <text:p text:style-name="P22"/>
      <text:p text:style-name="P15"><text:tab/></text:p>
      <text:p text:style-name="P12"/>
      <text:p text:style-name="P9"/>
      <text:p text:style-name="P9"/>
      <text:p text:style-name="P13"/>
      <text:p text:style-name="P13"/>
      <text:p text:style-name="P9"><text:s/></text:p>
      <text:p text:style-name="P4"/>
      <text:p text:style-name="P3"/>
      <text:p text:style-name="P8"/>
      <text:p text:style-name="P8"/>
      <text:p text:style-name="P7"/>
      <text:p text:style-name="P6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1T13:31:25.171000000</dc:date>
    <meta:editing-duration>PT1H4M58S</meta:editing-duration>
    <meta:editing-cycles>37</meta:editing-cycles>
    <meta:generator>LibreOffice/4.1.0.4$Windows_x86 LibreOffice_project/89ea49ddacd9aa532507cbf852f2bb22b1ace28</meta:generator>
    <meta:document-statistic meta:table-count="0" meta:image-count="0" meta:object-count="0" meta:page-count="2" meta:paragraph-count="36" meta:word-count="253" meta:character-count="1698" meta:non-whitespace-character-count="1472"/>
  </office:meta>
</office:document-meta>
</file>